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P2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indent="0cm" style:auto-text-indent="false" fo:background-color="#e6e6ff"/>
      <style:text-properties officeooo:paragraph-rsid="0023a810"/>
    </style:style>
    <style:style style:name="P3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2543e2"/>
    </style:style>
    <style:style style:name="P4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2543e2"/>
    </style:style>
    <style:style style:name="P5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26e6c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23a810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23a81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68e9a" officeooo:paragraph-rsid="003a0dd9" style:font-size-asian="8.75pt" style:font-style-asian="normal" style:font-size-complex="10pt" style:font-style-complex="normal"/>
    </style:style>
    <style:style style:name="P9" style:family="paragraph" style:parent-style-name="Standard">
      <loext:graphic-properties draw:fill="solid" draw:fill-color="#ffffcc" draw:opacity="100%"/>
      <style:paragraph-properties fo:margin-left="0cm" fo:margin-right="0cm" fo:line-height="100%" fo:text-align="justify" style:justify-single-word="false" fo:text-indent="0cm" style:auto-text-indent="false" fo:background-color="#ffffcc" fo:padding="0cm" fo:border="none"/>
      <style:text-properties style:font-name="Arial" fo:font-size="15pt" fo:language="fr" fo:country="FR" officeooo:paragraph-rsid="003972fa" style:font-size-asian="15pt" style:font-size-complex="15pt"/>
    </style:style>
    <style:style style:name="P10" style:family="paragraph" style:parent-style-name="Standard">
      <style:text-properties style:font-name="Arial" fo:font-size="12pt" fo:language="fr" fo:country="FR" officeooo:paragraph-rsid="002a3e9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2a3e9c"/>
    </style:style>
    <style:style style:name="P12" style:family="paragraph" style:parent-style-name="Standard">
      <style:text-properties officeooo:paragraph-rsid="002a3e9c"/>
    </style:style>
    <style:style style:name="P13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  <style:text-properties officeooo:paragraph-rsid="002a3e9c"/>
    </style:style>
    <style:style style:name="P14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10pt" fo:font-style="normal" officeooo:rsid="00568e9a" officeooo:paragraph-rsid="003a65bc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1.27cm" fo:margin-right="0cm" fo:text-indent="0cm" style:auto-text-indent="false" fo:padding="0.049cm" fo:border-left="0.06pt solid #000000" fo:border-right="none" fo:border-top="none" fo:border-bottom="none" style:shadow="none"/>
      <style:text-properties officeooo:paragraph-rsid="0038febf"/>
    </style:style>
    <style:style style:name="P16" style:family="paragraph" style:parent-style-name="Standard">
      <loext:graphic-properties draw:fill="solid" draw:fill-color="#ffffcc" draw:opacity="100%"/>
      <style:paragraph-properties fo:margin-left="0cm" fo:margin-right="0cm" fo:line-height="100%" fo:text-align="justify" style:justify-single-word="false" fo:text-indent="0cm" style:auto-text-indent="false" fo:background-color="#ffffcc" fo:padding="0cm" fo:border="none"/>
      <style:text-properties style:font-name="Arial" fo:font-size="15pt" fo:language="fr" fo:country="FR" officeooo:paragraph-rsid="001c3633" style:font-size-asian="15pt" style:font-size-complex="15pt"/>
    </style:style>
    <style:style style:name="P17" style:family="paragraph" style:parent-style-name="Standard">
      <loext:graphic-properties draw:fill="solid" draw:fill-color="#ffffcc" draw:opacity="100%"/>
      <style:paragraph-properties fo:margin-left="0cm" fo:margin-right="0cm" fo:line-height="100%" fo:text-align="justify" style:justify-single-word="false" fo:text-indent="0cm" style:auto-text-indent="false" fo:background-color="#ffffcc" fo:padding="0cm" fo:border="none"/>
      <style:text-properties fo:font-size="15pt" fo:language="fr" fo:country="FR" officeooo:paragraph-rsid="002a42cc" style:font-size-asian="15pt" style:font-size-complex="15pt"/>
    </style:style>
    <style:style style:name="P18" style:family="paragraph" style:parent-style-name="Standard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e6e6ff" fo:padding="0cm" fo:border="none" style:shadow="none"/>
      <style:text-properties fo:language="fr" fo:country="FR" officeooo:paragraph-rsid="0026e6ca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rsid="00089344" officeooo:paragraph-rsid="0020aa14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paragraph-rsid="0020aa14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23a810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3972f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FR" fo:font-style="normal" officeooo:rsid="00568e9a" officeooo:paragraph-rsid="002a3e9c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FR" fo:font-style="italic" officeooo:rsid="0058ca2c" officeooo:paragraph-rsid="002a3e9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FR" officeooo:rsid="00089344" officeooo:paragraph-rsid="002a3e9c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language="fr" fo:country="FR" fo:font-style="italic" officeooo:rsid="00568e9a" officeooo:paragraph-rsid="002a3e9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23a810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12pt" fo:language="fr" fo:country="FR" officeooo:paragraph-rsid="003a0dd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language="fr" fo:country="FR" officeooo:paragraph-rsid="003a0dd9" style:font-size-asian="12pt" style:font-size-complex="12pt"/>
    </style:style>
    <style:style style:name="P30" style:family="paragraph" style:parent-style-name="Standard">
      <style:text-properties style:font-name="Arial" fo:font-size="12pt" fo:language="fr" fo:country="FR" officeooo:paragraph-rsid="002a3e9c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officeooo:paragraph-rsid="002a3e9c"/>
    </style:style>
    <style:style style:name="P32" style:family="paragraph" style:parent-style-name="Standard">
      <style:paragraph-properties fo:text-align="start" style:justify-single-word="false" fo:padding="0.049cm" fo:border-left="0.06pt solid #000000" fo:border-right="none" fo:border-top="none" fo:border-bottom="none" style:shadow="none"/>
      <style:text-properties style:font-name="Arial" fo:font-size="12pt" fo:language="fr" fo:country="FR" officeooo:paragraph-rsid="003a0dd9" style:font-size-asian="12pt" style:font-size-complex="12pt"/>
    </style:style>
    <style:style style:name="P33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10pt" fo:language="fr" fo:country="FR" fo:font-style="normal" officeooo:rsid="0058ca2c" officeooo:paragraph-rsid="002a3e9c" style:font-size-asian="10pt" style:font-style-asian="normal" style:font-size-complex="10pt" style:font-style-complex="normal"/>
    </style:style>
    <style:style style:name="P34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indent="0cm" style:auto-text-indent="false" fo:background-color="#e6e6ff"/>
      <style:text-properties style:font-name="Courier New" fo:font-size="10pt" fo:language="fr" fo:country="FR" officeooo:paragraph-rsid="0023a810" style:font-size-asian="10pt" style:font-size-complex="10pt"/>
    </style:style>
    <style:style style:name="P35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indent="0cm" style:auto-text-indent="false" fo:background-color="#e6e6ff"/>
      <style:text-properties style:font-name="Courier New" fo:font-size="10pt" fo:language="fr" fo:country="FR" officeooo:rsid="0041b4a8" officeooo:paragraph-rsid="0023a810" style:font-size-asian="10pt" style:font-size-complex="10pt"/>
    </style:style>
    <style:style style:name="P36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loext:contextual-spacing="false" fo:line-height="100%" fo:text-indent="0cm" style:auto-text-indent="false" fo:background-color="#e6e6ff"/>
      <style:text-properties fo:font-size="10pt" fo:language="fr" fo:country="FR" officeooo:paragraph-rsid="002543e2" style:font-size-asian="10pt" style:font-size-complex="10pt"/>
    </style:style>
    <style:style style:name="P37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language="fr" fo:country="FR" officeooo:paragraph-rsid="0026e6ca"/>
    </style:style>
    <style:style style:name="P38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2543e2"/>
    </style:style>
    <style:style style:name="P39" style:family="paragraph" style:parent-style-name="Normal">
      <style:paragraph-properties fo:margin-left="0cm" fo:margin-right="0cm" fo:line-height="100%" fo:text-indent="0cm" style:auto-text-indent="false"/>
      <style:text-properties fo:font-size="12pt" fo:language="fr" fo:country="FR" style:font-size-asian="12pt" style:font-size-complex="12pt"/>
    </style:style>
    <style:style style:name="P40" style:family="paragraph" style:parent-style-name="Normal">
      <style:paragraph-properties fo:margin-left="0cm" fo:margin-right="0cm" fo:line-height="100%" fo:text-align="justify" style:justify-single-word="false" fo:text-indent="0cm" style:auto-text-indent="false"/>
      <style:text-properties fo:font-size="12pt" fo:language="fr" fo:country="FR" officeooo:rsid="0023a810" officeooo:paragraph-rsid="0023a810" style:font-size-asian="12pt" style:font-size-complex="12pt"/>
    </style:style>
    <style:style style:name="P41" style:family="paragraph" style:parent-style-name="Normal" style:master-page-name="MP0">
      <style:paragraph-properties fo:margin-left="0cm" fo:margin-right="0.053cm" fo:margin-top="0cm" fo:margin-bottom="0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42" style:family="paragraph">
      <loext:graphic-properties draw:fill="none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style:font-name="Calibri" fo:font-size="11pt" fo:language="fr" fo:country="FR" style:font-name-asian="Calibri" style:font-size-asian="11pt" style:font-name-complex="Calibri"/>
    </style:style>
    <style:style style:name="T3" style:family="text">
      <style:text-properties fo:font-size="6pt" fo:font-style="italic" fo:font-weight="bold" style:font-size-asian="6pt" style:font-style-asian="italic" style:font-weight-asian="bold"/>
    </style:style>
    <style:style style:name="T4" style:family="text">
      <style:text-properties fo:font-size="6pt" style:font-size-asian="6pt"/>
    </style:style>
    <style:style style:name="T5" style:family="text">
      <style:text-properties fo:font-size="6pt" fo:language="fr" fo:country="FR" fo:font-style="italic" fo:font-weight="bold" style:font-size-asian="6pt" style:font-style-asian="italic" style:font-weight-asian="bold"/>
    </style:style>
    <style:style style:name="T6" style:family="text">
      <style:text-properties fo:font-size="6pt" fo:language="fr" fo:country="FR" style:font-size-asian="6pt"/>
    </style:style>
    <style:style style:name="T7" style:family="text">
      <style:text-properties fo:color="#95231f" fo:font-size="18pt" fo:font-style="italic" fo:font-weight="bold" style:font-size-asian="18pt" style:font-style-asian="italic" style:font-weight-asian="bold"/>
    </style:style>
    <style:style style:name="T8" style:family="text">
      <style:text-properties fo:color="#95231f" fo:font-size="18pt" fo:language="fr" fo:country="FR" fo:font-style="italic" fo:font-weight="bold" style:font-size-asian="18pt" style:font-style-asian="italic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font-size="18pt" fo:font-weight="bold" officeooo:rsid="001ac582" style:font-size-asian="18pt" style:font-weight-asian="bold"/>
    </style:style>
    <style:style style:name="T11" style:family="text">
      <style:text-properties fo:font-size="18pt" fo:font-weight="bold" officeooo:rsid="002330ed" style:font-size-asian="18pt" style:font-weight-asian="bold"/>
    </style:style>
    <style:style style:name="T12" style:family="text">
      <style:text-properties fo:font-size="18pt" fo:language="fr" fo:country="FR" fo:font-weight="bold" style:font-size-asian="18pt" style:font-weight-asian="bold"/>
    </style:style>
    <style:style style:name="T13" style:family="text">
      <style:text-properties fo:font-size="18pt" fo:language="fr" fo:country="FR" fo:font-weight="bold" officeooo:rsid="002330ed" style:font-size-asian="18pt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d915" style:font-weight-asian="bold" style:font-weight-complex="bold"/>
    </style:style>
    <style:style style:name="T16" style:family="text">
      <style:text-properties fo:font-weight="bold" officeooo:rsid="0023a810" style:font-weight-asian="bold" style:font-weight-complex="bold"/>
    </style:style>
    <style:style style:name="T17" style:family="text">
      <style:text-properties fo:font-weight="bold" officeooo:rsid="002a42cc" style:font-weight-asian="bold" style:font-weight-complex="bold"/>
    </style:style>
    <style:style style:name="T18" style:family="text">
      <style:text-properties fo:font-weight="bold" officeooo:rsid="00089344" style:font-weight-asian="bold" style:font-weight-complex="bold"/>
    </style:style>
    <style:style style:name="T19" style:family="text">
      <style:text-properties fo:font-weight="bold" officeooo:rsid="003972fa" style:font-weight-asian="bold" style:font-weight-complex="bold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0pt" fo:language="fr" fo:country="FR" fo:font-weight="normal" officeooo:rsid="0023a810" style:font-size-asian="10pt" style:font-weight-asian="normal" style:font-size-complex="10pt" style:font-weight-complex="normal"/>
    </style:style>
    <style:style style:name="T22" style:family="text">
      <style:text-properties style:font-name="Courier New" fo:font-size="10pt" fo:language="fr" fo:country="FR" fo:font-weight="normal" officeooo:rsid="0077db80" style:font-size-asian="10pt" style:font-weight-asian="normal" style:font-size-complex="10pt" style:font-weight-complex="normal"/>
    </style:style>
    <style:style style:name="T23" style:family="text">
      <style:text-properties style:font-name="Courier New" fo:font-size="10pt" fo:language="fr" fo:country="FR" fo:font-weight="normal" officeooo:rsid="007b2439" style:font-size-asian="10pt" style:font-weight-asian="normal" style:font-size-complex="10pt" style:font-weight-complex="normal"/>
    </style:style>
    <style:style style:name="T24" style:family="text">
      <style:text-properties style:font-name="Courier New" fo:font-size="10pt" fo:language="fr" fo:country="FR" fo:font-weight="normal" officeooo:rsid="002fd889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language="fr" fo:country="FR" fo:font-weight="normal" officeooo:rsid="00319756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fr" fo:country="FR" fo:font-weight="normal" officeooo:rsid="0036ca35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fr" fo:country="FR" style:font-size-asian="10pt" style:font-size-complex="10pt"/>
    </style:style>
    <style:style style:name="T28" style:family="text">
      <style:text-properties style:font-name="Courier New" fo:font-size="10pt" fo:language="fr" fo:country="FR" officeooo:rsid="0072d5e9" style:font-size-asian="10pt" style:font-size-complex="10pt"/>
    </style:style>
    <style:style style:name="T29" style:family="text">
      <style:text-properties style:font-name="Courier New" fo:font-size="10pt" fo:language="fr" fo:country="FR" officeooo:rsid="0026e6ca" style:font-size-asian="10pt" style:font-size-complex="10pt"/>
    </style:style>
    <style:style style:name="T30" style:family="text">
      <style:text-properties style:font-name="Courier New" fo:font-size="10pt" fo:language="fr" fo:country="FR" officeooo:rsid="0073c917" style:font-size-asian="10pt" style:font-size-complex="10pt"/>
    </style:style>
    <style:style style:name="T31" style:family="text">
      <style:text-properties style:font-name="Courier New" fo:font-size="10pt" style:font-size-asian="10pt" style:font-size-complex="10pt"/>
    </style:style>
    <style:style style:name="T32" style:family="text">
      <style:text-properties style:font-name="Courier New" fo:font-size="10pt" officeooo:rsid="0072d5e9" style:font-size-asian="10pt" style:font-size-complex="10pt"/>
    </style:style>
    <style:style style:name="T33" style:family="text">
      <style:text-properties style:font-name="Courier New" fo:font-size="10pt" officeooo:rsid="0026e6ca" style:font-size-asian="10pt" style:font-size-complex="10pt"/>
    </style:style>
    <style:style style:name="T34" style:family="text">
      <style:text-properties style:font-name="Courier New" fo:font-size="10pt" officeooo:rsid="0073c917" style:font-size-asian="10pt" style:font-size-complex="10pt"/>
    </style:style>
    <style:style style:name="T35" style:family="text">
      <style:text-properties style:font-name="Courier New" fo:font-size="10pt" officeooo:rsid="0041b4a8" style:font-size-asian="10pt" style:font-size-complex="10pt"/>
    </style:style>
    <style:style style:name="T36" style:family="text">
      <style:text-properties style:font-name="Courier New" fo:font-size="10pt" fo:font-weight="normal" officeooo:rsid="0023a810" style:font-size-asian="10pt" style:font-weight-asian="normal" style:font-size-complex="10pt" style:font-weight-complex="normal"/>
    </style:style>
    <style:style style:name="T37" style:family="text">
      <style:text-properties style:font-name="Courier New" fo:font-size="10pt" fo:font-weight="normal" officeooo:rsid="0077db80" style:font-size-asian="10pt" style:font-weight-asian="normal" style:font-size-complex="10pt" style:font-weight-complex="normal"/>
    </style:style>
    <style:style style:name="T38" style:family="text">
      <style:text-properties style:font-name="Courier New" fo:font-size="10pt" fo:font-weight="normal" officeooo:rsid="002fd889" style:font-size-asian="10pt" style:font-weight-asian="normal" style:font-size-complex="10pt" style:font-weight-complex="normal"/>
    </style:style>
    <style:style style:name="T39" style:family="text">
      <style:text-properties style:font-name="Courier New" fo:font-size="10pt" fo:font-weight="normal" officeooo:rsid="0036ca35" style:font-size-asian="10pt" style:font-weight-asian="normal" style:font-size-complex="10pt" style:font-weight-complex="normal"/>
    </style:style>
    <style:style style:name="T40" style:family="text">
      <style:text-properties style:font-name="Courier New" fo:font-size="10pt" fo:font-weight="normal" officeooo:rsid="00319756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font-weight="normal" officeooo:rsid="007b2439" style:font-size-asian="10pt" style:font-weight-asian="normal" style:font-size-complex="10pt" style:font-weight-complex="normal"/>
    </style:style>
    <style:style style:name="T42" style:family="text">
      <style:text-properties style:font-name="Courier New" officeooo:rsid="0071813d"/>
    </style:style>
    <style:style style:name="T43" style:family="text">
      <style:text-properties style:font-name="Courier New" officeooo:rsid="0029805b"/>
    </style:style>
    <style:style style:name="T44" style:family="text">
      <style:text-properties style:font-name="Courier New" fo:font-style="italic" style:font-style-asian="italic" style:font-style-complex="italic"/>
    </style:style>
    <style:style style:name="T45" style:family="text">
      <style:text-properties style:font-name="Courier New" fo:font-size="12pt" fo:language="fr" fo:country="FR" fo:font-weight="normal" officeooo:rsid="0049889c" style:font-size-asian="12pt" style:font-weight-asian="normal" style:font-size-complex="12pt" style:font-weight-complex="normal"/>
    </style:style>
    <style:style style:name="T46" style:family="text">
      <style:text-properties style:font-name="Courier New" fo:font-size="12pt" fo:language="fr" fo:country="FR" fo:font-weight="normal" officeooo:rsid="0029805b" style:font-size-asian="12pt" style:font-weight-asian="normal" style:font-size-complex="12pt" style:font-weight-complex="normal"/>
    </style:style>
    <style:style style:name="T47" style:family="text">
      <style:text-properties style:font-name="Courier New" fo:font-size="12pt" fo:language="fr" fo:country="FR" style:text-underline-style="solid" style:text-underline-width="auto" style:text-underline-color="font-color" fo:font-weight="normal" officeooo:rsid="00403d33" style:font-size-asian="12pt" style:font-weight-asian="normal" style:font-size-complex="12pt" style:font-weight-complex="normal"/>
    </style:style>
    <style:style style:name="T48" style:family="text">
      <style:text-properties style:font-name="Courier New" fo:font-size="12pt" style:text-underline-style="solid" style:text-underline-width="auto" style:text-underline-color="font-color" fo:font-weight="normal" officeooo:rsid="00403d33" style:font-size-asian="12pt" style:font-weight-asian="normal" style:font-size-complex="12pt" style:font-weight-complex="normal"/>
    </style:style>
    <style:style style:name="T49" style:family="text">
      <style:text-properties style:font-name="Courier New" fo:font-size="12pt" fo:font-weight="normal" officeooo:rsid="0049889c" style:font-size-asian="12pt" style:font-weight-asian="normal" style:font-size-complex="12pt" style:font-weight-complex="normal"/>
    </style:style>
    <style:style style:name="T50" style:family="text">
      <style:text-properties style:font-name="Courier New" fo:font-size="12pt" fo:font-weight="normal" officeooo:rsid="0029805b" style:font-size-asian="12pt" style:font-weight-asian="normal" style:font-size-complex="12pt" style:font-weight-complex="normal"/>
    </style:style>
    <style:style style:name="T51" style:family="text">
      <style:text-properties style:font-name="Courier New" officeooo:rsid="0038925d"/>
    </style:style>
    <style:style style:name="T52" style:family="text">
      <style:text-properties style:font-name="Arial"/>
    </style:style>
    <style:style style:name="T53" style:family="text">
      <style:text-properties style:font-name="Arial" fo:language="fr" fo:country="FR" fo:font-weight="bold" officeooo:rsid="00089344" style:font-weight-asian="bold" style:font-weight-complex="bold"/>
    </style:style>
    <style:style style:name="T54" style:family="text">
      <style:text-properties style:font-name="Arial" fo:language="fr" fo:country="FR" fo:font-weight="bold" officeooo:rsid="002a42cc" style:font-weight-asian="bold" style:font-weight-complex="bold"/>
    </style:style>
    <style:style style:name="T55" style:family="text">
      <style:text-properties style:font-name="Arial" fo:language="fr" fo:country="FR" fo:font-weight="bold" officeooo:rsid="0020d915" style:font-weight-asian="bold" style:font-weight-complex="bold"/>
    </style:style>
    <style:style style:name="T56" style:family="text">
      <style:text-properties style:font-name="Arial" fo:language="fr" fo:country="FR" fo:font-weight="bold" officeooo:rsid="0023a810" style:font-weight-asian="bold" style:font-weight-complex="bold"/>
    </style:style>
    <style:style style:name="T57" style:family="text">
      <style:text-properties style:font-name="Arial" fo:language="fr" fo:country="FR" style:text-underline-style="solid" style:text-underline-width="auto" style:text-underline-color="font-color" fo:font-weight="normal" officeooo:rsid="004114d7" style:font-weight-asian="normal" style:font-weight-complex="normal"/>
    </style:style>
    <style:style style:name="T58" style:family="text">
      <style:text-properties style:font-name="Arial" fo:language="fr" fo:country="FR" style:text-underline-style="none" fo:font-weight="normal" officeooo:rsid="004114d7" style:font-weight-asian="normal" style:font-weight-complex="normal"/>
    </style:style>
    <style:style style:name="T59" style:family="text">
      <style:text-properties style:font-name="Arial" fo:language="fr" fo:country="FR" style:text-underline-style="none" fo:font-weight="normal" officeooo:rsid="002543e2" style:font-weight-asian="normal" style:font-weight-complex="normal"/>
    </style:style>
    <style:style style:name="T60" style:family="text">
      <style:text-properties style:font-name="Arial" fo:language="fr" fo:country="FR" style:text-underline-style="none" fo:font-weight="bold" officeooo:rsid="002543e2" style:font-weight-asian="bold" style:font-weight-complex="bold"/>
    </style:style>
    <style:style style:name="T61" style:family="text">
      <style:text-properties style:font-name="Arial" fo:language="fr" fo:country="FR" style:text-underline-style="none" fo:font-weight="bold" officeooo:rsid="004114d7" style:font-weight-asian="bold" style:font-weight-complex="bold"/>
    </style:style>
    <style:style style:name="T62" style:family="text">
      <style:text-properties style:font-name="Arial" officeooo:rsid="00583d02"/>
    </style:style>
    <style:style style:name="T63" style:family="text">
      <style:text-properties style:font-name="Arial" officeooo:rsid="007a292a"/>
    </style:style>
    <style:style style:name="T64" style:family="text">
      <style:text-properties style:font-name="Arial" fo:font-size="12pt" fo:language="fr" fo:country="FR" fo:font-weight="normal" officeooo:rsid="003f5771" style:font-size-asian="12pt" style:font-weight-asian="normal" style:font-size-complex="12pt" style:font-weight-complex="normal"/>
    </style:style>
    <style:style style:name="T65" style:family="text">
      <style:text-properties style:font-name="Arial" fo:font-size="12pt" fo:language="fr" fo:country="FR" fo:font-weight="normal" officeooo:rsid="00403d33" style:font-size-asian="12pt" style:font-weight-asian="normal" style:font-size-complex="12pt" style:font-weight-complex="normal"/>
    </style:style>
    <style:style style:name="T66" style:family="text">
      <style:text-properties style:font-name="Arial" fo:font-size="12pt" fo:language="fr" fo:country="FR" fo:font-weight="normal" officeooo:rsid="002543e2" style:font-size-asian="12pt" style:font-weight-asian="normal" style:font-size-complex="12pt" style:font-weight-complex="normal"/>
    </style:style>
    <style:style style:name="T67" style:family="text">
      <style:text-properties style:font-name="Arial" fo:font-size="12pt" fo:language="fr" fo:country="FR" fo:font-weight="normal" officeooo:rsid="00425c8e" style:font-size-asian="12pt" style:font-weight-asian="normal" style:font-size-complex="12pt" style:font-weight-complex="normal"/>
    </style:style>
    <style:style style:name="T68" style:family="text">
      <style:text-properties style:font-name="Arial" fo:font-size="12pt" fo:language="fr" fo:country="FR" fo:font-weight="normal" officeooo:rsid="004114d7" style:font-size-asian="12pt" style:font-weight-asian="normal" style:font-size-complex="12pt" style:font-weight-complex="normal"/>
    </style:style>
    <style:style style:name="T69" style:family="text">
      <style:text-properties style:font-name="Arial" fo:font-size="12pt" fo:language="fr" fo:country="FR" fo:font-weight="normal" officeooo:rsid="0049889c" style:font-size-asian="12pt" style:font-weight-asian="normal" style:font-size-complex="12pt" style:font-weight-complex="normal"/>
    </style:style>
    <style:style style:name="T70" style:family="text">
      <style:text-properties style:font-name="Arial" fo:font-size="12pt" fo:language="fr" fo:country="FR" fo:font-weight="normal" officeooo:rsid="00701526" style:font-size-asian="12pt" style:font-weight-asian="normal" style:font-size-complex="12pt" style:font-weight-complex="normal"/>
    </style:style>
    <style:style style:name="T71" style:family="text">
      <style:text-properties style:font-name="Arial" fo:font-size="12pt" fo:language="fr" fo:country="FR" fo:font-weight="normal" officeooo:rsid="00435b1b" style:font-size-asian="12pt" style:font-weight-asian="normal" style:font-size-complex="12pt" style:font-weight-complex="normal"/>
    </style:style>
    <style:style style:name="T72" style:family="text">
      <style:text-properties style:font-name="Arial" fo:font-size="12pt" fo:language="fr" fo:country="FR" fo:font-weight="normal" officeooo:rsid="0027c4d2" style:font-size-asian="12pt" style:font-weight-asian="normal" style:font-size-complex="12pt" style:font-weight-complex="normal"/>
    </style:style>
    <style:style style:name="T73" style:family="text">
      <style:text-properties style:font-name="Arial" fo:font-size="12pt" fo:language="fr" fo:country="FR" fo:font-weight="normal" officeooo:rsid="0029805b" style:font-size-asian="12pt" style:font-weight-asian="normal" style:font-size-complex="12pt" style:font-weight-complex="normal"/>
    </style:style>
    <style:style style:name="T74" style:family="text">
      <style:text-properties style:font-name="Arial" fo:font-size="12pt" fo:language="fr" fo:country="FR" fo:font-weight="normal" officeooo:rsid="004469ee" style:font-size-asian="12pt" style:font-weight-asian="normal" style:font-size-complex="12pt" style:font-weight-complex="normal"/>
    </style:style>
    <style:style style:name="T75" style:family="text">
      <style:text-properties style:font-name="Arial" fo:font-size="12pt" fo:language="fr" fo:country="FR" fo:font-weight="normal" officeooo:rsid="007653e5" style:font-size-asian="12pt" style:font-weight-asian="normal" style:font-size-complex="12pt" style:font-weight-complex="normal"/>
    </style:style>
    <style:style style:name="T76" style:family="text">
      <style:text-properties style:font-name="Arial" fo:font-size="12pt" fo:language="fr" fo:country="FR" fo:font-weight="normal" officeooo:rsid="0077db80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language="fr" fo:country="FR" fo:font-weight="normal" officeooo:rsid="002c37f7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language="fr" fo:country="FR" fo:font-weight="normal" officeooo:rsid="004245d7" style:font-size-asian="12pt" style:font-weight-asian="normal" style:font-size-complex="12pt" style:font-weight-complex="normal"/>
    </style:style>
    <style:style style:name="T79" style:family="text">
      <style:text-properties style:font-name="Arial" fo:font-size="12pt" fo:language="fr" fo:country="FR" fo:font-weight="bold" officeooo:rsid="003f5771" style:font-size-asian="12pt" style:font-weight-asian="bold" style:font-size-complex="12pt" style:font-weight-complex="bold"/>
    </style:style>
    <style:style style:name="T80" style:family="text">
      <style:text-properties style:font-name="Arial" fo:font-size="12pt" fo:language="fr" fo:country="FR" fo:font-weight="bold" officeooo:rsid="00435b1b" style:font-size-asian="12pt" style:font-weight-asian="bold" style:font-size-complex="12pt" style:font-weight-complex="bold"/>
    </style:style>
    <style:style style:name="T81" style:family="text">
      <style:text-properties style:font-name="Arial" fo:font-size="12pt" fo:language="fr" fo:country="FR" style:text-underline-style="solid" style:text-underline-width="auto" style:text-underline-color="font-color" fo:font-weight="normal" officeooo:rsid="0023a810" style:font-size-asian="12pt" style:font-weight-asian="normal" style:font-size-complex="12pt" style:font-weight-complex="normal"/>
    </style:style>
    <style:style style:name="T82" style:family="text">
      <style:text-properties style:font-name="Arial" fo:font-size="12pt" fo:language="fr" fo:country="FR" style:text-underline-style="solid" style:text-underline-width="auto" style:text-underline-color="font-color" fo:font-weight="normal" officeooo:rsid="00403d33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language="fr" fo:country="FR" style:text-underline-style="solid" style:text-underline-width="auto" style:text-underline-color="font-color" fo:font-weight="normal" officeooo:rsid="004114d7" style:font-size-asian="12pt" style:font-weight-asian="normal" style:font-size-complex="12pt" style:font-weight-complex="normal"/>
    </style:style>
    <style:style style:name="T84" style:family="text">
      <style:text-properties style:font-name="Arial" fo:font-size="12pt" fo:language="fr" fo:country="FR" style:text-underline-style="none" fo:font-weight="normal" officeooo:rsid="003f5771" style:font-size-asian="12pt" style:font-weight-asian="normal" style:font-size-complex="12pt" style:font-weight-complex="normal"/>
    </style:style>
    <style:style style:name="T85" style:family="text">
      <style:text-properties style:font-name="Arial" fo:font-size="12pt" fo:language="fr" fo:country="FR" style:text-underline-style="none" fo:font-weight="normal" officeooo:rsid="004114d7" style:font-size-asian="12pt" style:font-weight-asian="normal" style:font-size-complex="12pt" style:font-weight-complex="normal"/>
    </style:style>
    <style:style style:name="T86" style:family="text">
      <style:text-properties style:font-name="Arial" fo:font-size="12pt" fo:language="fr" fo:country="FR" style:text-underline-style="none" fo:font-weight="normal" officeooo:rsid="002543e2" style:font-size-asian="12pt" style:font-weight-asian="normal" style:font-size-complex="12pt" style:font-weight-complex="normal"/>
    </style:style>
    <style:style style:name="T87" style:family="text">
      <style:text-properties style:font-name="Arial" fo:font-size="12pt" fo:language="fr" fo:country="FR" style:text-underline-style="none" fo:font-weight="bold" officeooo:rsid="002543e2" style:font-size-asian="12pt" style:font-weight-asian="bold" style:font-size-complex="12pt" style:font-weight-complex="bold"/>
    </style:style>
    <style:style style:name="T88" style:family="text">
      <style:text-properties style:font-name="Arial" fo:font-size="12pt" fo:language="fr" fo:country="FR" style:text-underline-style="none" fo:font-weight="bold" officeooo:rsid="004114d7" style:font-size-asian="12pt" style:font-weight-asian="bold" style:font-size-complex="12pt" style:font-weight-complex="bold"/>
    </style:style>
    <style:style style:name="T89" style:family="text">
      <style:text-properties style:font-name="Arial" fo:font-size="12pt" fo:language="fr" fo:country="FR" fo:font-style="normal" style:text-underline-style="solid" style:text-underline-width="auto" style:text-underline-color="font-color" fo:font-weight="normal" officeooo:rsid="00425c8e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language="fr" fo:country="FR" fo:font-style="normal" style:text-underline-style="solid" style:text-underline-width="auto" style:text-underline-color="font-color" fo:font-weight="normal" officeooo:rsid="0078f627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2pt" fo:language="fr" fo:country="FR" fo:font-style="normal" style:text-underline-style="solid" style:text-underline-width="auto" style:text-underline-color="font-color" fo:font-weight="normal" officeooo:rsid="002fd889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2pt" fo:font-style="normal" officeooo:rsid="00509b62" style:font-size-asian="12pt" style:font-style-asian="normal" style:font-size-complex="12pt" style:font-style-complex="normal"/>
    </style:style>
    <style:style style:name="T93" style:family="text">
      <style:text-properties style:font-name="Arial" fo:font-size="12pt" fo:font-style="normal" officeooo:rsid="0055a596" style:font-size-asian="12pt" style:font-style-asian="normal" style:font-size-complex="12pt" style:font-style-complex="normal"/>
    </style:style>
    <style:style style:name="T94" style:family="text">
      <style:text-properties style:font-name="Arial" fo:font-size="12pt" fo:font-style="normal" officeooo:rsid="003972fa" style:font-size-asian="12pt" style:font-style-asian="normal" style:font-size-complex="12pt" style:font-style-complex="normal"/>
    </style:style>
    <style:style style:name="T95" style:family="text">
      <style:text-properties style:font-name="Arial" fo:font-size="12pt" fo:font-style="normal" style:text-underline-style="solid" style:text-underline-width="auto" style:text-underline-color="font-color" fo:font-weight="normal" officeooo:rsid="00425c8e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Arial" fo:font-size="12pt" fo:font-style="normal" style:text-underline-style="solid" style:text-underline-width="auto" style:text-underline-color="font-color" fo:font-weight="normal" officeooo:rsid="0078f627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Arial" fo:font-size="12pt" fo:font-style="normal" style:text-underline-style="solid" style:text-underline-width="auto" style:text-underline-color="font-color" fo:font-weight="normal" officeooo:rsid="002fd88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Arial" fo:font-size="12pt" fo:font-weight="normal" officeooo:rsid="003f5771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weight="normal" officeooo:rsid="00403d33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02543e2" style:font-size-asian="12pt" style:font-weight-asian="normal" style:font-size-complex="12pt" style:font-weight-complex="normal"/>
    </style:style>
    <style:style style:name="T101" style:family="text">
      <style:text-properties style:font-name="Arial" fo:font-size="12pt" fo:font-weight="normal" officeooo:rsid="00425c8e" style:font-size-asian="12pt" style:font-weight-asian="normal" style:font-size-complex="12pt" style:font-weight-complex="normal"/>
    </style:style>
    <style:style style:name="T102" style:family="text">
      <style:text-properties style:font-name="Arial" fo:font-size="12pt" fo:font-weight="normal" officeooo:rsid="004114d7" style:font-size-asian="12pt" style:font-weight-asian="normal" style:font-size-complex="12pt" style:font-weight-complex="normal"/>
    </style:style>
    <style:style style:name="T103" style:family="text">
      <style:text-properties style:font-name="Arial" fo:font-size="12pt" fo:font-weight="normal" officeooo:rsid="0049889c" style:font-size-asian="12pt" style:font-weight-asian="normal" style:font-size-complex="12pt" style:font-weight-complex="normal"/>
    </style:style>
    <style:style style:name="T104" style:family="text">
      <style:text-properties style:font-name="Arial" fo:font-size="12pt" fo:font-weight="normal" officeooo:rsid="00701526" style:font-size-asian="12pt" style:font-weight-asian="normal" style:font-size-complex="12pt" style:font-weight-complex="normal"/>
    </style:style>
    <style:style style:name="T105" style:family="text">
      <style:text-properties style:font-name="Arial" fo:font-size="12pt" fo:font-weight="normal" officeooo:rsid="00435b1b" style:font-size-asian="12pt" style:font-weight-asian="normal" style:font-size-complex="12pt" style:font-weight-complex="normal"/>
    </style:style>
    <style:style style:name="T106" style:family="text">
      <style:text-properties style:font-name="Arial" fo:font-size="12pt" fo:font-weight="normal" officeooo:rsid="0027c4d2" style:font-size-asian="12pt" style:font-weight-asian="normal" style:font-size-complex="12pt" style:font-weight-complex="normal"/>
    </style:style>
    <style:style style:name="T107" style:family="text">
      <style:text-properties style:font-name="Arial" fo:font-size="12pt" fo:font-weight="normal" officeooo:rsid="0029805b" style:font-size-asian="12pt" style:font-weight-asian="normal" style:font-size-complex="12pt" style:font-weight-complex="normal"/>
    </style:style>
    <style:style style:name="T108" style:family="text">
      <style:text-properties style:font-name="Arial" fo:font-size="12pt" fo:font-weight="normal" officeooo:rsid="004469ee" style:font-size-asian="12pt" style:font-weight-asian="normal" style:font-size-complex="12pt" style:font-weight-complex="normal"/>
    </style:style>
    <style:style style:name="T109" style:family="text">
      <style:text-properties style:font-name="Arial" fo:font-size="12pt" fo:font-weight="normal" officeooo:rsid="002c37f7" style:font-size-asian="12pt" style:font-weight-asian="normal" style:font-size-complex="12pt" style:font-weight-complex="normal"/>
    </style:style>
    <style:style style:name="T110" style:family="text">
      <style:text-properties style:font-name="Arial" fo:font-size="12pt" fo:font-weight="normal" officeooo:rsid="007653e5" style:font-size-asian="12pt" style:font-weight-asian="normal" style:font-size-complex="12pt" style:font-weight-complex="normal"/>
    </style:style>
    <style:style style:name="T111" style:family="text">
      <style:text-properties style:font-name="Arial" fo:font-size="12pt" fo:font-weight="normal" officeooo:rsid="0077db80" style:font-size-asian="12pt" style:font-weight-asian="normal" style:font-size-complex="12pt" style:font-weight-complex="normal"/>
    </style:style>
    <style:style style:name="T112" style:family="text">
      <style:text-properties style:font-name="Arial" fo:font-size="12pt" fo:font-weight="bold" officeooo:rsid="003f5771" style:font-size-asian="12pt" style:font-weight-asian="bold" style:font-size-complex="12pt" style:font-weight-complex="bold"/>
    </style:style>
    <style:style style:name="T113" style:family="text">
      <style:text-properties style:font-name="Arial" fo:font-size="12pt" fo:font-weight="bold" officeooo:rsid="00435b1b" style:font-size-asian="12pt" style:font-weight-asian="bold" style:font-size-complex="12pt" style:font-weight-complex="bold"/>
    </style:style>
    <style:style style:name="T114" style:family="text">
      <style:text-properties style:font-name="Arial" fo:font-size="12pt" style:text-underline-style="solid" style:text-underline-width="auto" style:text-underline-color="font-color" fo:font-weight="normal" officeooo:rsid="0023a810" style:font-size-asian="12pt" style:font-weight-asian="normal" style:font-size-complex="12pt" style:font-weight-complex="normal"/>
    </style:style>
    <style:style style:name="T115" style:family="text">
      <style:text-properties style:font-name="Arial" fo:font-size="12pt" style:text-underline-style="solid" style:text-underline-width="auto" style:text-underline-color="font-color" fo:font-weight="normal" officeooo:rsid="00403d33" style:font-size-asian="12pt" style:font-weight-asian="normal" style:font-size-complex="12pt" style:font-weight-complex="normal"/>
    </style:style>
    <style:style style:name="T116" style:family="text">
      <style:text-properties style:font-name="Arial" fo:font-size="12pt" style:text-underline-style="none" fo:font-weight="normal" officeooo:rsid="003f5771" style:font-size-asian="12pt" style:font-weight-asian="normal" style:font-size-complex="12pt" style:font-weight-complex="normal"/>
    </style:style>
    <style:style style:name="T117" style:family="text">
      <style:text-properties style:font-name="Arial" style:text-underline-style="solid" style:text-underline-width="auto" style:text-underline-color="font-color" fo:font-weight="normal" officeooo:rsid="004114d7" style:font-weight-asian="normal" style:font-weight-complex="normal"/>
    </style:style>
    <style:style style:name="T118" style:family="text">
      <style:text-properties style:font-name="Arial" style:text-underline-style="none" fo:font-weight="normal" officeooo:rsid="004114d7" style:font-weight-asian="normal" style:font-weight-complex="normal"/>
    </style:style>
    <style:style style:name="T119" style:family="text">
      <style:text-properties style:font-name="Arial" style:text-underline-style="none" fo:font-weight="normal" officeooo:rsid="002543e2" style:font-weight-asian="normal" style:font-weight-complex="normal"/>
    </style:style>
    <style:style style:name="T120" style:family="text">
      <style:text-properties style:font-name="Arial" style:text-underline-style="none" fo:font-weight="bold" officeooo:rsid="002543e2" style:font-weight-asian="bold" style:font-weight-complex="bold"/>
    </style:style>
    <style:style style:name="T121" style:family="text">
      <style:text-properties style:font-name="Arial" style:text-underline-style="none" fo:font-weight="bold" officeooo:rsid="004114d7" style:font-weight-asian="bold" style:font-weight-complex="bold"/>
    </style:style>
    <style:style style:name="T122" style:family="text">
      <style:text-properties style:font-name="Arial" fo:font-weight="bold" officeooo:rsid="00089344" style:font-weight-asian="bold" style:font-weight-complex="bold"/>
    </style:style>
    <style:style style:name="T123" style:family="text">
      <style:text-properties style:font-name="Arial" fo:font-weight="bold" officeooo:rsid="002a42cc" style:font-weight-asian="bold" style:font-weight-complex="bold"/>
    </style:style>
    <style:style style:name="T124" style:family="text">
      <style:text-properties style:font-name="Arial" fo:font-weight="bold" officeooo:rsid="0020d915" style:font-weight-asian="bold" style:font-weight-complex="bold"/>
    </style:style>
    <style:style style:name="T125" style:family="text">
      <style:text-properties style:font-name="Arial" fo:font-weight="bold" officeooo:rsid="0023a810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038925d"/>
    </style:style>
    <style:style style:name="T128" style:family="text">
      <style:text-properties officeooo:rsid="0071813d"/>
    </style:style>
    <style:style style:name="T129" style:family="text">
      <style:text-properties fo:color="#ce181e" style:font-name="Courier New" fo:font-size="10pt" fo:language="fr" fo:country="FR" officeooo:rsid="004b15c2" style:font-size-asian="10pt" style:font-size-complex="10pt"/>
    </style:style>
    <style:style style:name="T130" style:family="text">
      <style:text-properties fo:color="#ce181e" style:font-name="Courier New" fo:font-size="10pt" officeooo:rsid="004b15c2" style:font-size-asian="10pt" style:font-size-complex="10pt"/>
    </style:style>
    <style:style style:name="T131" style:family="text">
      <style:text-properties fo:color="#ce181e" style:font-name="Courier New" fo:font-size="12pt" fo:language="fr" fo:country="FR" fo:font-weight="bold" officeooo:rsid="0052a538" style:font-size-asian="12pt" style:font-weight-asian="bold" style:font-size-complex="12pt" style:font-weight-complex="bold"/>
    </style:style>
    <style:style style:name="T132" style:family="text">
      <style:text-properties fo:color="#ce181e" style:font-name="Courier New" fo:font-size="12pt" fo:font-weight="bold" officeooo:rsid="0052a538" style:font-size-asian="12pt" style:font-weight-asian="bold" style:font-size-complex="12pt" style:font-weight-complex="bold"/>
    </style:style>
    <style:style style:name="T133" style:family="text">
      <style:text-properties fo:color="#ce181e" style:font-name="Arial" fo:font-size="12pt" fo:language="fr" fo:country="FR" style:text-underline-style="solid" style:text-underline-width="auto" style:text-underline-color="font-color" fo:font-weight="bold" officeooo:rsid="0077db80" style:font-size-asian="12pt" style:font-weight-asian="bold" style:font-size-complex="12pt" style:font-weight-complex="bold"/>
    </style:style>
    <style:style style:name="T134" style:family="text">
      <style:text-properties fo:color="#ce181e" style:font-name="Arial" fo:font-size="12pt" fo:language="fr" fo:country="FR" fo:font-weight="normal" officeooo:rsid="0077db80" style:font-size-asian="12pt" style:font-weight-asian="normal" style:font-size-complex="12pt" style:font-weight-complex="normal"/>
    </style:style>
    <style:style style:name="T135" style:family="text">
      <style:text-properties fo:color="#ce181e" style:font-name="Arial" fo:font-size="12pt" fo:language="fr" fo:country="FR" fo:font-weight="normal" officeooo:rsid="0052a538" style:font-size-asian="12pt" style:font-weight-asian="normal" style:font-size-complex="12pt" style:font-weight-complex="normal"/>
    </style:style>
    <style:style style:name="T136" style:family="text">
      <style:text-properties fo:color="#ce181e" style:font-name="Arial" fo:font-size="12pt" style:text-underline-style="solid" style:text-underline-width="auto" style:text-underline-color="font-color" fo:font-weight="bold" officeooo:rsid="0077db80" style:font-size-asian="12pt" style:font-weight-asian="bold" style:font-size-complex="12pt" style:font-weight-complex="bold"/>
    </style:style>
    <style:style style:name="T137" style:family="text">
      <style:text-properties fo:color="#ce181e" style:font-name="Arial" fo:font-size="12pt" fo:font-weight="normal" officeooo:rsid="0077db80" style:font-size-asian="12pt" style:font-weight-asian="normal" style:font-size-complex="12pt" style:font-weight-complex="normal"/>
    </style:style>
    <style:style style:name="T138" style:family="text">
      <style:text-properties fo:color="#ce181e" style:font-name="Arial" fo:font-size="12pt" fo:font-weight="normal" officeooo:rsid="0052a538" style:font-size-asian="12pt" style:font-weight-asian="normal" style:font-size-complex="12pt" style:font-weight-complex="normal"/>
    </style:style>
    <style:style style:name="T139" style:family="text">
      <style:text-properties officeooo:rsid="0023a810"/>
    </style:style>
    <style:style style:name="T140" style:family="text">
      <style:text-properties officeooo:rsid="007a292a"/>
    </style:style>
    <style:style style:name="T141" style:family="text">
      <style:text-properties officeooo:rsid="00623ce3"/>
    </style:style>
    <style:style style:name="T142" style:family="text">
      <style:text-properties fo:color="#000000"/>
    </style:style>
    <style:style style:name="T143" style:family="text">
      <style:text-properties fo:color="#000000" style:font-name="Courier New" fo:font-weight="bold" style:font-weight-asian="bold"/>
    </style:style>
    <style:style style:name="T144" style:family="text">
      <style:text-properties fo:color="#000000" officeooo:rsid="005a01bd"/>
    </style:style>
    <style:style style:name="T145" style:family="text">
      <style:text-properties fo:color="#000000" fo:font-weight="bold" style:font-weight-asian="bold"/>
    </style:style>
    <style:style style:name="T146" style:family="text">
      <style:text-properties fo:color="#000000" officeooo:rsid="007becd7"/>
    </style:style>
    <style:style style:name="T147" style:family="text">
      <style:text-properties fo:color="#000000" fo:font-size="12pt" fo:language="fr" fo:country="FR" fo:font-weight="normal" officeooo:rsid="00482227" style:font-size-asian="12pt" style:font-weight-asian="normal" style:font-size-complex="12pt" style:font-weight-complex="normal"/>
    </style:style>
    <style:style style:name="T148" style:family="text">
      <style:text-properties fo:color="#000000" fo:font-size="12pt" fo:language="fr" fo:country="FR" style:font-size-asian="12pt" style:font-size-complex="12pt"/>
    </style:style>
    <style:style style:name="T149" style:family="text">
      <style:text-properties fo:color="#000000" fo:font-size="12pt" fo:language="fr" fo:country="FR" officeooo:rsid="005a01bd" style:font-size-asian="12pt" style:font-size-complex="12pt"/>
    </style:style>
    <style:style style:name="T150" style:family="text">
      <style:text-properties fo:color="#000000" fo:font-size="12pt" style:font-size-asian="12pt" style:font-size-complex="12pt"/>
    </style:style>
    <style:style style:name="T151" style:family="text">
      <style:text-properties fo:color="#000000" fo:font-size="12pt" officeooo:rsid="005a01bd" style:font-size-asian="12pt" style:font-size-complex="12pt"/>
    </style:style>
    <style:style style:name="T152" style:family="text">
      <style:text-properties fo:color="#000000" fo:font-size="12pt" fo:font-weight="normal" officeooo:rsid="00482227" style:font-size-asian="12pt" style:font-weight-asian="normal" style:font-size-complex="12pt" style:font-weight-complex="normal"/>
    </style:style>
    <style:style style:name="T153" style:family="text">
      <style:text-properties fo:color="#000000" style:font-name="Arial" fo:font-size="12pt" fo:font-style="normal" officeooo:rsid="005ba317" style:font-size-asian="12pt" style:font-style-asian="normal" style:font-size-complex="12pt" style:font-style-complex="normal"/>
    </style:style>
    <style:style style:name="T154" style:family="text">
      <style:text-properties fo:color="#000000" style:font-name="Arial" fo:font-size="12pt" fo:font-style="normal" officeooo:rsid="003972fa" style:font-size-asian="12pt" style:font-style-asian="normal" style:font-size-complex="12pt" style:font-style-complex="normal"/>
    </style:style>
    <style:style style:name="T155" style:family="text">
      <style:text-properties style:use-window-font-color="true"/>
    </style:style>
    <style:style style:name="T156" style:family="text">
      <style:text-properties style:use-window-font-color="true"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language="fr" fo:country="FR"/>
    </style:style>
    <style:style style:name="T159" style:family="text">
      <style:text-properties fo:language="fr" fo:country="FR" fo:font-weight="normal" officeooo:rsid="0077db80" style:font-weight-asian="normal" style:font-weight-complex="normal"/>
    </style:style>
    <style:style style:name="T160" style:family="text">
      <style:text-properties fo:language="fr" fo:country="FR" fo:font-weight="normal" officeooo:rsid="00319756" style:font-weight-asian="normal" style:font-weight-complex="normal"/>
    </style:style>
    <style:style style:name="T161" style:family="text">
      <style:text-properties fo:language="fr" fo:country="FR" officeooo:rsid="007a292a"/>
    </style:style>
    <style:style style:name="T162" style:family="text">
      <style:text-properties fo:language="fr" fo:country="FR" officeooo:rsid="003a65bc"/>
    </style:style>
    <style:style style:name="T163" style:family="text">
      <style:text-properties fo:language="fr" fo:country="FR" officeooo:rsid="0071813d"/>
    </style:style>
    <style:style style:name="T164" style:family="text">
      <style:text-properties officeooo:rsid="0038925d"/>
    </style:style>
    <style:style style:name="T165" style:family="text">
      <style:text-properties officeooo:rsid="00628483"/>
    </style:style>
    <style:style style:name="T166" style:family="text">
      <style:text-properties officeooo:rsid="007b753e"/>
    </style:style>
    <style:style style:name="T167" style:family="text">
      <style:text-properties officeooo:rsid="003a65bc"/>
    </style:style>
    <style:style style:name="T168" style:family="text">
      <style:text-properties style:font-name="Courier New"/>
    </style:style>
    <style:style style:name="T169" style:family="text">
      <style:text-properties officeooo:rsid="003ec795"/>
    </style:style>
    <style:style style:name="T170" style:family="text">
      <style:text-properties fo:font-weight="normal" officeooo:rsid="0077db80" style:font-weight-asian="normal" style:font-weight-complex="normal"/>
    </style:style>
    <style:style style:name="T171" style:family="text">
      <style:text-properties fo:font-weight="normal" officeooo:rsid="00319756" style:font-weight-asian="normal" style:font-weight-complex="normal"/>
    </style:style>
    <style:style style:name="T172" style:family="text">
      <style:text-properties officeooo:rsid="0043c845"/>
    </style:style>
    <style:style style:name="gr1" style:family="graphic">
      <style:graphic-properties draw:stroke="solid" svg:stroke-width="0.004cm" svg:stroke-color="#000000" svg:stroke-opacity="100%" draw:stroke-linejoin="round" svg:stroke-linecap="butt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Default_20_Paragraph_20_Font"><text:span text:style-name="T8">SLAM – CO</text:span></text:span><text:span text:style-name="Default_20_Paragraph_20_Font"><text:span text:style-name="T12"> </text:span></text:span><text:span text:style-name="Default_20_Paragraph_20_Font"><text:span text:style-name="T13">Vue, Trigger et Procédure stockée</text:span></text:span></text:p>
      <text:p text:style-name="P39"><draw:custom-shape text:anchor-type="paragraph" draw:z-index="0" draw:name="Group 6000" draw:style-name="gr1" draw:text-style-name="P42" svg:width="25.699cm" svg:height="0.003cm" svg:x="0cm" svg:y="0cm"><text:p/><draw:enhanced-geometry svg:viewBox="0 0 9251315 0" draw:text-areas="?f8 ?f10 ?f9 ?f10" draw:type="non-primitive" draw:enhanced-path="M 925131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51315"/><draw:equation draw:name="f7" draw:formula="?f4 / 0"/><draw:equation draw:name="f8" draw:formula="0 / ?f6"/><draw:equation draw:name="f9" draw:formula="9251315 / ?f6"/><draw:equation draw:name="f10" draw:formula="0 / ?f7"/></draw:enhanced-geometry></draw:custom-shape></text:p>
      <text:p text:style-name="P40"><text:span text:style-name="T126">Exemple support :</text:span> on se base sur une application Web chargée de recenser les livres d’un particulier. La table principale se nomme <text:span text:style-name="T20">livre</text:span> et comporte les champs <text:span text:style-name="T20">titre</text:span>, <text:span text:style-name="T20">auteur</text:span>, <text:span text:style-name="T20"><text:s/>ean</text:span>, <text:span text:style-name="T20">genre</text:span> <text:span text:style-name="T172">(1=Policier, 2=Fantastique, etc.) et </text:span><text:span text:style-name="T20">éditeur</text:span>.</text:p>
      <text:p text:style-name="P39"/>
      <text:p text:style-name="P39"/>
      <text:p text:style-name="P16"><text:span text:style-name="T14">1</text:span><text:span text:style-name="T15">]</text:span><text:span text:style-name="T14"> </text:span><text:span text:style-name="T16">L</text:span><text:span text:style-name="T17">a</text:span><text:span text:style-name="T16"> Vue</text:span></text:p>
      <text:p text:style-name="P7"><text:span text:style-name="Strong_20_Emphasis"><text:span text:style-name="T64"/></text:span></text:p>
      <text:p text:style-name="P7"><text:span text:style-name="Strong_20_Emphasis"><text:span text:style-name="T64">Une vue est une requête SQL stockée sur le serveur, appelée par son nom et </text:span></text:span><text:span text:style-name="Strong_20_Emphasis"><text:span text:style-name="T79">utilisée comme une table</text:span></text:span><text:span text:style-name="Strong_20_Emphasis"><text:span text:style-name="T64">.</text:span></text:span></text:p>
      <text:p text:style-name="P7"><text:span text:style-name="Strong_20_Emphasis"><text:span text:style-name="T81">Exemple d’une vue permettant d’afficher trois renseignements indispensables pour un livre :</text:span></text:span></text:p>
      <text:p text:style-name="P2"><text:span text:style-name="Strong_20_Emphasis"><text:span text:style-name="T27">CREATE VIEW </text:span></text:span><text:span text:style-name="Strong_20_Emphasis"><text:span text:style-name="T21">livre</text:span></text:span><text:span text:style-name="T28">_policier</text:span><text:span text:style-name="T27"> AS</text:span></text:p>
      <text:p text:style-name="P34"><text:tab/>SELECT <text:span text:style-name="T128">titre, auteur, ean</text:span></text:p>
      <text:p text:style-name="P34"><text:tab/>FROM <text:span text:style-name="T139">livre</text:span></text:p>
      <text:p text:style-name="P36"><text:span text:style-name="T42"><text:tab/>WHERE genre</text:span><text:span text:style-name="T43">=1</text:span><text:span text:style-name="T20">;</text:span></text:p>
      <text:p text:style-name="P3"><text:span text:style-name="Strong_20_Emphasis"><text:span text:style-name="T47"/></text:span></text:p>
      <text:p text:style-name="P4"><text:span text:style-name="Strong_20_Emphasis"><text:span text:style-name="T82">Restriction :</text:span></text:span><text:span text:style-name="Strong_20_Emphasis"><text:span text:style-name="T65"> </text:span></text:span><text:span text:style-name="Strong_20_Emphasis"><text:span text:style-name="T66">on a un </text:span></text:span><text:span text:style-name="Strong_20_Emphasis"><text:span text:style-name="T65">problème de performances car </text:span></text:span><text:span text:style-name="Strong_20_Emphasis"><text:span text:style-name="T66">dans une vue il n’y a </text:span></text:span><text:span text:style-name="Strong_20_Emphasis"><text:span text:style-name="T65">pas de création </text:span></text:span><text:span text:style-name="Strong_20_Emphasis"><text:span text:style-name="T78">d’</text:span></text:span><text:span text:style-name="Strong_20_Emphasis"><text:span text:style-name="T65">index et </text:span></text:span><text:span text:style-name="Strong_20_Emphasis"><text:span text:style-name="T66">les </text:span></text:span><text:span text:style-name="Strong_20_Emphasis"><text:span text:style-name="T65">fonction</text:span></text:span><text:span text:style-name="Strong_20_Emphasis"><text:span text:style-name="T66">s</text:span></text:span><text:span text:style-name="Strong_20_Emphasis"><text:span text:style-name="T65"> statistiques </text:span></text:span><text:span text:style-name="Strong_20_Emphasis"><text:span text:style-name="T66">ne sont pas </text:span></text:span><text:span text:style-name="Strong_20_Emphasis"><text:span text:style-name="T65">applicables à toutes les lignes.</text:span></text:span></text:p>
      <text:p text:style-name="P4"><text:span text:style-name="Strong_20_Emphasis"><text:span text:style-name="T82"/></text:span></text:p>
      <text:p text:style-name="P4"><text:span text:style-name="T83">Variante :</text:span><text:span text:style-name="T85"> </text:span><text:span text:style-name="T86">le principe de la </text:span><text:span text:style-name="T87">vu</text:span><text:span text:style-name="T88">e matérialisée</text:span></text:p>
      <text:p text:style-name="P4"><text:span text:style-name="Strong_20_Emphasis"><text:span text:style-name="T84"/></text:span></text:p>
      <text:p text:style-name="P5"><text:span text:style-name="Strong_20_Emphasis"><text:span text:style-name="T64">Une vue </text:span></text:span><text:span text:style-name="Strong_20_Emphasis"><text:span text:style-name="T67">matérialisée </text:span></text:span><text:span text:style-name="Strong_20_Emphasis"><text:span text:style-name="T64">est u</text:span></text:span><text:span text:style-name="Strong_20_Emphasis"><text:span text:style-name="T68">ne table réelle créée pour « fixer » une vue. </text:span></text:span><text:span text:style-name="Strong_20_Emphasis"><text:span text:style-name="T69">Par convention son nom est </text:span></text:span><text:span text:style-name="Strong_20_Emphasis"><text:span text:style-name="T70">préfixé</text:span></text:span><text:span text:style-name="Strong_20_Emphasis"><text:span text:style-name="T69"> par </text:span></text:span><text:span text:style-name="Strong_20_Emphasis"><text:span text:style-name="T45">T_</text:span></text:span><text:span text:style-name="Strong_20_Emphasis"><text:span text:style-name="T69">.</text:span></text:span></text:p>
      <text:p text:style-name="P37"/>
      <text:p text:style-name="P5"><text:span text:style-name="Strong_20_Emphasis"><text:span text:style-name="T89">Reprise de la vue précédente :</text:span></text:span></text:p>
      <text:p text:style-name="P37"/>
      <text:p text:style-name="P2"><text:span text:style-name="Strong_20_Emphasis"><text:span text:style-name="T27">CREATE TABLE </text:span></text:span><text:span text:style-name="Strong_20_Emphasis"><text:span text:style-name="T129">T</text:span></text:span><text:span text:style-name="T27">_</text:span><text:span text:style-name="T29">livre_</text:span><text:span text:style-name="T30">policier</text:span><text:span text:style-name="T27"> (</text:span></text:p>
      <text:p text:style-name="P35"><text:tab/>`id` int(11) NOT NULL AUTO_INCREMENT,</text:p>
      <text:p text:style-name="P18"><text:span text:style-name="T35"><text:tab/>`tit</text:span><text:span text:style-name="T33">r</text:span><text:span text:style-name="T35">e` varchar(65) NOT NULL,<text:line-break/><text:tab/>`aut</text:span><text:span text:style-name="T33">eur</text:span><text:span text:style-name="T35">` varchar(65) NOT NULL,<text:line-break/><text:tab/>`ean` varchar(13) NOT NULL,<text:line-break/><text:tab/>PRIMARY KEY (`id`)<text:line-break/>) ENGINE=InnoDB DEFAULT CHARSET=utf8;</text:span></text:p>
      <text:p text:style-name="P6"><text:span text:style-name="Strong_20_Emphasis"><text:span text:style-name="T82"/></text:span></text:p>
      <text:p text:style-name="P6"><text:span text:style-name="Strong_20_Emphasis"><text:span text:style-name="T82">Restriction :</text:span></text:span><text:span text:style-name="Strong_20_Emphasis"><text:span text:style-name="T65"> </text:span></text:span><text:span text:style-name="Strong_20_Emphasis"><text:span text:style-name="T71">la mise à jour de la table « mère » </text:span></text:span><text:span text:style-name="Strong_20_Emphasis"><text:span text:style-name="T72">doit </text:span></text:span><text:span text:style-name="Strong_20_Emphasis"><text:span text:style-name="T71">entraîne</text:span></text:span><text:span text:style-name="Strong_20_Emphasis"><text:span text:style-name="T72">r</text:span></text:span><text:span text:style-name="Strong_20_Emphasis"><text:span text:style-name="T71"> une modification de la table « fille » et oblige l'utilisation d'un </text:span></text:span><text:span text:style-name="Strong_20_Emphasis"><text:span text:style-name="T80">trigger</text:span></text:span><text:span text:style-name="Strong_20_Emphasis"><text:span text:style-name="T71">. </text:span></text:span><text:span text:style-name="Strong_20_Emphasis"><text:span text:style-name="T73">Si on avait des enregistrements au préalable dans la table </text:span></text:span><text:span text:style-name="Strong_20_Emphasis"><text:span text:style-name="T46">livre</text:span></text:span><text:span text:style-name="Strong_20_Emphasis"><text:span text:style-name="T73">, il ne se retrouve pas actuellement dans la table matérialisée…</text:span></text:span></text:p>
      <text:p text:style-name="P6"><text:span text:style-name="Strong_20_Emphasis"><text:span text:style-name="T73"/></text:span></text:p>
      <text:p text:style-name="P6"><text:span text:style-name="Strong_20_Emphasis"><text:span text:style-name="T73"/></text:span></text:p>
      <text:p text:style-name="P17"><text:span text:style-name="T123">2</text:span><text:span text:style-name="T124">]</text:span><text:span text:style-name="T122"> </text:span><text:span text:style-name="T125">Le </text:span><text:span text:style-name="T123">Trigger</text:span></text:p>
      <text:p text:style-name="P11"><text:span text:style-name="Strong_20_Emphasis"><text:span text:style-name="T74"/></text:span></text:p>
      <text:p text:style-name="P11"><text:span text:style-name="Strong_20_Emphasis"><text:span text:style-name="T74">Un « trigger » (ou déclencheur) exécute automatiquement une </text:span></text:span><text:span text:style-name="Strong_20_Emphasis"><text:span text:style-name="T77">opération</text:span></text:span><text:span text:style-name="Strong_20_Emphasis"><text:span text:style-name="T74"> donnée à chaque fois qu'un certain type d'opération est réalisée sur une table.</text:span></text:span></text:p>
      <text:p text:style-name="P15"><text:span text:style-name="Strong_20_Emphasis"><text:span text:style-name="T74"><text:s/>Les évènements possible</text:span></text:span><text:span text:style-name="Strong_20_Emphasis"><text:span text:style-name="T75">s : </text:span></text:span><text:span text:style-name="Strong_20_Emphasis"><text:span text:style-name="T74">INSERT – UPDATE – DELETE</text:span></text:span></text:p>
      <text:p text:style-name="P15"><text:span text:style-name="Strong_20_Emphasis"><text:span text:style-name="T74"><text:s/></text:span></text:span><text:span text:style-name="Strong_20_Emphasis"><text:span text:style-name="T75">Le t</text:span></text:span><text:span text:style-name="Strong_20_Emphasis"><text:span text:style-name="T74">ype </text:span></text:span><text:span text:style-name="Strong_20_Emphasis"><text:span text:style-name="T75">s’applique normalement pour chaque </text:span></text:span><text:span text:style-name="Strong_20_Emphasis"><text:span text:style-name="T74">ligne : FOR EACH ROW</text:span></text:span></text:p>
      <text:p text:style-name="P15"><text:span text:style-name="Strong_20_Emphasis"><text:span text:style-name="T75"><text:s/>L’ordre d’application :</text:span></text:span><text:span text:style-name="Strong_20_Emphasis"><text:span text:style-name="T74"> BEFORE – AFTER</text:span></text:span></text:p>
      <text:p text:style-name="P15"><text:soft-page-break/><text:span text:style-name="Strong_20_Emphasis"><text:span text:style-name="T74"><text:s/>S</text:span></text:span><text:span text:style-name="Strong_20_Emphasis"><text:span text:style-name="T75">uivant une c</text:span></text:span><text:span text:style-name="Strong_20_Emphasis"><text:span text:style-name="T74">ondition : WHEN – WHEN INSERTING – WHEN DELETING – WHEN UPDATING</text:span></text:span></text:p>
      <text:p text:style-name="P15"><text:span text:style-name="Strong_20_Emphasis"><text:span text:style-name="T75"><text:s/>Ou un test : IF … THEN, </text:span></text:span><text:span text:style-name="Strong_20_Emphasis"><text:span text:style-name="T76">CASE</text:span></text:span></text:p>
      <text:p text:style-name="P12"><text:span text:style-name="Strong_20_Emphasis"><text:span text:style-name="T133">Remarque :</text:span></text:span><text:span text:style-name="Strong_20_Emphasis"><text:span text:style-name="T134"> a</text:span></text:span><text:span text:style-name="Strong_20_Emphasis"><text:span text:style-name="T135">vec PhpMyadmin, il faut penser à mettre le délimiteur </text:span></text:span><text:span text:style-name="Strong_20_Emphasis"><text:span text:style-name="T131">$$</text:span></text:span><text:span text:style-name="Strong_20_Emphasis"><text:span text:style-name="T135">.</text:span></text:span></text:p>
      <text:p text:style-name="P12"><text:span text:style-name="Strong_20_Emphasis"><text:span text:style-name="T90">Exemple d’un trigger pour le remplissage de </text:span></text:span><text:span text:style-name="Strong_20_Emphasis"><text:span text:style-name="T91">la table </text:span></text:span><text:span text:style-name="Strong_20_Emphasis"><text:span text:style-name="T90">matérialisée </text:span></text:span><text:span text:style-name="Strong_20_Emphasis"><text:span text:style-name="T89"> :</text:span></text:span></text:p>
      <text:p text:style-name="P13"><text:span text:style-name="Strong_20_Emphasis"><text:span text:style-name="T22">CREATE TRIGGER l</text:span></text:span><text:span text:style-name="Strong_20_Emphasis"><text:span text:style-name="T24">ivre</text:span></text:span><text:span text:style-name="Strong_20_Emphasis"><text:span text:style-name="T22">_insert</text:span></text:span></text:p>
      <text:p text:style-name="P13"><text:span text:style-name="Strong_20_Emphasis"><text:span text:style-name="T22"><text:s/>AFTER INSERT ON `</text:span></text:span><text:span text:style-name="Strong_20_Emphasis"><text:span text:style-name="T24">livre</text:span></text:span><text:span text:style-name="Strong_20_Emphasis"><text:span text:style-name="T22">`</text:span></text:span></text:p>
      <text:p text:style-name="P13"><text:span text:style-name="Strong_20_Emphasis"><text:span text:style-name="T22"><text:s/>FOR EACH ROW</text:span></text:span></text:p>
      <text:p text:style-name="P13"><text:span text:style-name="Strong_20_Emphasis"><text:span text:style-name="T22"><text:s/>BEGIN</text:span></text:span></text:p>
      <text:p text:style-name="P13"><text:span text:style-name="Strong_20_Emphasis"><text:span text:style-name="T22"><text:s text:c="2"/></text:span></text:span><text:span text:style-name="Strong_20_Emphasis"><text:span text:style-name="T26">IF </text:span></text:span><text:span text:style-name="Strong_20_Emphasis"><text:span text:style-name="T22">NEW.genre = </text:span></text:span><text:span text:style-name="Strong_20_Emphasis"><text:span text:style-name="T25">1</text:span></text:span><text:span text:style-name="Strong_20_Emphasis"><text:span text:style-name="T22"> THEN</text:span></text:span></text:p>
      <text:p text:style-name="P13"><text:span text:style-name="Strong_20_Emphasis"><text:span text:style-name="T22"><text:s text:c="3"/>INSERT INTO T_</text:span></text:span><text:span text:style-name="Strong_20_Emphasis"><text:span text:style-name="T25">livre</text:span></text:span><text:span text:style-name="Strong_20_Emphasis"><text:span text:style-name="T22">_policier (tit</text:span></text:span><text:span text:style-name="Strong_20_Emphasis"><text:span text:style-name="T25">r</text:span></text:span><text:span text:style-name="Strong_20_Emphasis"><text:span text:style-name="T22">e, aut</text:span></text:span><text:span text:style-name="Strong_20_Emphasis"><text:span text:style-name="T25">eur</text:span></text:span><text:span text:style-name="Strong_20_Emphasis"><text:span text:style-name="T22">, </text:span></text:span><text:span text:style-name="Strong_20_Emphasis"><text:span text:style-name="T23">ean</text:span></text:span><text:span text:style-name="Strong_20_Emphasis"><text:span text:style-name="T22">) VALUES</text:span></text:span></text:p>
      <text:p text:style-name="P13"><text:span text:style-name="Strong_20_Emphasis"><text:span text:style-name="T22"><text:s text:c="4"/>(NEW.tit</text:span></text:span><text:span text:style-name="Strong_20_Emphasis"><text:span text:style-name="T25">r</text:span></text:span><text:span text:style-name="Strong_20_Emphasis"><text:span text:style-name="T22">e, NEW.aut</text:span></text:span><text:span text:style-name="Strong_20_Emphasis"><text:span text:style-name="T25">eur</text:span></text:span><text:span text:style-name="Strong_20_Emphasis"><text:span text:style-name="T22">, </text:span></text:span><text:span text:style-name="Strong_20_Emphasis"><text:span text:style-name="T23">NEW.ean</text:span></text:span><text:span text:style-name="Strong_20_Emphasis"><text:span text:style-name="T22">);</text:span></text:span></text:p>
      <text:p text:style-name="P13"><text:span text:style-name="Strong_20_Emphasis"><text:span text:style-name="T22"><text:s text:c="2"/></text:span></text:span><text:span text:style-name="Strong_20_Emphasis"><text:span text:style-name="T26">END IF;</text:span></text:span></text:p>
      <text:p text:style-name="P13"><text:span text:style-name="Strong_20_Emphasis"><text:span text:style-name="T22"><text:s text:c="2"/>I</text:span></text:span><text:span text:style-name="Strong_20_Emphasis"><text:span text:style-name="T26">F </text:span></text:span><text:span text:style-name="Strong_20_Emphasis"><text:span text:style-name="T22">NEW.genre = </text:span></text:span><text:span text:style-name="Strong_20_Emphasis"><text:span text:style-name="T25">2</text:span></text:span><text:span text:style-name="Strong_20_Emphasis"><text:span text:style-name="T22"> THEN</text:span></text:span></text:p>
      <text:p text:style-name="P13"><text:span text:style-name="Strong_20_Emphasis"><text:span text:style-name="T22"><text:s text:c="3"/>INSERT INTO T_</text:span></text:span><text:span text:style-name="Strong_20_Emphasis"><text:span text:style-name="T25">livre</text:span></text:span><text:span text:style-name="Strong_20_Emphasis"><text:span text:style-name="T22">_fantas</text:span></text:span><text:span text:style-name="Strong_20_Emphasis"><text:span text:style-name="T25">tique</text:span></text:span><text:span text:style-name="Strong_20_Emphasis"><text:span text:style-name="T22"> (tit</text:span></text:span><text:span text:style-name="Strong_20_Emphasis"><text:span text:style-name="T25">r</text:span></text:span><text:span text:style-name="Strong_20_Emphasis"><text:span text:style-name="T22">e, aut</text:span></text:span><text:span text:style-name="Strong_20_Emphasis"><text:span text:style-name="T25">eur</text:span></text:span><text:span text:style-name="Strong_20_Emphasis"><text:span text:style-name="T22">, </text:span></text:span><text:span text:style-name="Strong_20_Emphasis"><text:span text:style-name="T23">ean</text:span></text:span><text:span text:style-name="Strong_20_Emphasis"><text:span text:style-name="T22">) VALUES</text:span></text:span></text:p>
      <text:p text:style-name="P13"><text:span text:style-name="Strong_20_Emphasis"><text:span text:style-name="T22"><text:s text:c="4"/>(NEW.tit</text:span></text:span><text:span text:style-name="Strong_20_Emphasis"><text:span text:style-name="T25">r</text:span></text:span><text:span text:style-name="Strong_20_Emphasis"><text:span text:style-name="T22">e, NEW.aut</text:span></text:span><text:span text:style-name="Strong_20_Emphasis"><text:span text:style-name="T25">eur</text:span></text:span><text:span text:style-name="Strong_20_Emphasis"><text:span text:style-name="T22">, </text:span></text:span><text:span text:style-name="Strong_20_Emphasis"><text:span text:style-name="T23">NEW.ean</text:span></text:span><text:span text:style-name="Strong_20_Emphasis"><text:span text:style-name="T22">);</text:span></text:span></text:p>
      <text:p text:style-name="P13"><text:span text:style-name="Strong_20_Emphasis"><text:span text:style-name="T22"><text:s text:c="2"/>END </text:span></text:span><text:span text:style-name="Strong_20_Emphasis"><text:span text:style-name="T26">IF</text:span></text:span><text:span text:style-name="Strong_20_Emphasis"><text:span text:style-name="T22">;<text:tab/> <text:s text:c="2"/></text:span></text:span></text:p>
      <text:p text:style-name="P13"><text:span text:style-name="Strong_20_Emphasis"><text:span text:style-name="T22"><text:s/>END</text:span></text:span><text:span text:style-name="Strong_20_Emphasis"><text:span text:style-name="T26">$$</text:span></text:span></text:p>
      <text:p text:style-name="P10"><text:line-break/><text:span text:style-name="T127">Note :</text:span><text:span text:style-name="T164"> la démonstration consiste à créer le trigger, vider la table </text:span><text:span text:style-name="T51">livre</text:span><text:span text:style-name="T164"> et insérer à nouveau des ouvrages.</text:span></text:p>
      <text:p text:style-name="P10"/>
      <text:p text:style-name="P9"><text:span text:style-name="T19">3</text:span><text:span text:style-name="T15">]</text:span><text:span text:style-name="T18"> </text:span><text:span text:style-name="T16">L</text:span><text:span text:style-name="T19">a procédure stockée</text:span></text:p>
      <text:p text:style-name="P22"><text:span text:style-name="T92"/></text:p>
      <text:p text:style-name="P22"><text:span text:style-name="T92">U</text:span><text:span text:style-name="T93">ne procédure stockée permet un découpage fonctionnel plus fin en déléguant au SGBD des traitements réalisés auparavant par un script. </text:span><text:span text:style-name="T94">Elle </text:span><text:span text:style-name="T153">reste </text:span><text:span text:style-name="T154">présente</text:span><text:span text:style-name="T153">, même en cas d'arrêt du serveur</text:span><text:span text:style-name="T154">.</text:span></text:p>
      <text:p text:style-name="P8"><text:span text:style-name="Strong_20_Emphasis"><text:span text:style-name="T147">→ les param</text:span></text:span><text:span text:style-name="T148">ètres </text:span><text:span text:style-name="T149">se</text:span><text:span text:style-name="T148"> décomposent en trois parties :</text:span></text:p>
      <text:p text:style-name="P28"><text:span text:style-name="T157"><text:tab/></text:span><text:span text:style-name="T44">sens_du_parametre</text:span><text:span text:style-name="T20"> nom_parametre </text:span><text:span text:style-name="T44">type_parametre</text:span></text:p>
      <text:p text:style-name="P29"><text:span text:style-name="T142">→</text:span><text:span text:style-name="T144"> L</text:span><text:span text:style-name="T142">e</text:span><text:span text:style-name="T155"> </text:span><text:span text:style-name="T156">sens_du_parametre</text:span><text:span text:style-name="T155"> </text:span><text:span text:style-name="T142">peut prendre 3 valeurs :</text:span></text:p>
      <text:p text:style-name="P32"><text:span text:style-name="T143">IN</text:span><text:span text:style-name="T145"> </text:span><text:span text:style-name="T142">: le paramètre sera une valeur ou une variable d'entrée, envoy</text:span><text:span text:style-name="T146">ée</text:span><text:span text:style-name="T142"> lors de l'appel</text:span></text:p>
      <text:p text:style-name="P32"><text:span text:style-name="T143">OUT</text:span><text:span text:style-name="T145"> </text:span><text:span text:style-name="T142">: le paramètre sera une variable de sortie pren</text:span><text:span text:style-name="T146">nant </text:span><text:span text:style-name="T142">une valeur lors de la procédure</text:span></text:p>
      <text:p text:style-name="P32"><text:span text:style-name="T143">INOUT</text:span><text:span text:style-name="T145"> </text:span><text:span text:style-name="T142">: le paramètre sera une variable d'entrée-sortie, utilisé</text:span><text:span text:style-name="T146">e</text:span><text:span text:style-name="T142"> ou non </text:span><text:span text:style-name="T146">e</text:span><text:span text:style-name="T142">t normalement modifiée</text:span></text:p>
      <text:p text:style-name="P23"/>
      <text:p text:style-name="P26"><text:span text:style-name="T52">Structure d</text:span><text:span text:style-name="T62">'une</text:span><text:span text:style-name="T52"> procédure stockée </text:span><text:span text:style-name="T62">en vue d'un </text:span><text:span text:style-name="T52">création d</text:span><text:span text:style-name="T62">'</text:span><text:span text:style-name="T52">u</text:span><text:span text:style-name="T62">n</text:span><text:span text:style-name="T52"> flux </text:span><text:span text:style-name="T63">JSon (on prend cette fois l’exemple du IF) </text:span><text:span text:style-name="T52">: </text:span></text:p>
      <text:p text:style-name="P14"><text:span text:style-name="T158"><text:s/>CREATE PROCEDURE flux_</text:span><text:span text:style-name="T161">JSon</text:span><text:span text:style-name="T158">(IN genre INT)<text:line-break/> BEGIN<text:line-break/> <text:s/>IF genre = </text:span><text:span text:style-name="T162">1</text:span><text:span text:style-name="T158"> THEN<text:line-break/> <text:s text:c="2"/>SELECT </text:span><text:span text:style-name="T163">titre, auteur, ean</text:span><text:span text:style-name="T158"> FROM </text:span><text:span text:style-name="Strong_20_Emphasis"><text:span text:style-name="T159">T_</text:span></text:span><text:span text:style-name="Strong_20_Emphasis"><text:span text:style-name="T160">livre</text:span></text:span><text:span text:style-name="Strong_20_Emphasis"><text:span text:style-name="T159">_policier</text:span></text:span><text:span text:style-name="T158">;<text:line-break/></text:span><text:soft-page-break/><text:span text:style-name="T158"> <text:s/>END IF;<text:line-break/> <text:s/>IF genre = </text:span><text:span text:style-name="T162">2</text:span><text:span text:style-name="T158"> THEN<text:line-break/> <text:s text:c="2"/>SELECT </text:span><text:span text:style-name="T163">titre, auteur, ean</text:span><text:span text:style-name="T158"> FROM </text:span><text:span text:style-name="Strong_20_Emphasis"><text:span text:style-name="T159">T_</text:span></text:span><text:span text:style-name="Strong_20_Emphasis"><text:span text:style-name="T160">livre</text:span></text:span><text:span text:style-name="Strong_20_Emphasis"><text:span text:style-name="T159">_fantas</text:span></text:span><text:span text:style-name="Strong_20_Emphasis"><text:span text:style-name="T160">tique</text:span></text:span><text:span text:style-name="T158">;<text:line-break/> <text:s/>END IF;<text:line-break/> END</text:span></text:p>
      <text:p text:style-name="P24">R<text:span text:style-name="T141">e</text:span>quête de la procédure stockée dans un script PHP :</text:p>
      <text:p text:style-name="P33"><text:s text:c="2"/>//-&gt; Requête<text:line-break/> <text:s/>$<text:span text:style-name="T165">requete</text:span> = "CALL flux_<text:span text:style-name="T166">JSon</text:span>(".$genre.");";</text:p>
      <text:p text:style-name="P25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ffffcc" draw:opacity="100%"/>
      <style:paragraph-properties fo:margin-left="0.318cm" fo:margin-right="0cm" fo:margin-top="0cm" fo:margin-bottom="0.302cm" loext:contextual-spacing="false" fo:keep-together="always" fo:hyphenation-ladder-count="no-limit" fo:text-indent="-0.018cm" style:auto-text-indent="false" fo:background-color="#ffffcc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318cm" fo:margin-right="0cm" fo:margin-top="0cm" fo:margin-bottom="0.007cm" loext:contextual-spacing="false" fo:line-height="104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MT1" style:family="text">
      <style:text-properties style:font-name="Calibri" fo:font-size="11pt" fo:language="fr" fo:country="FR" style:font-name-asian="Calibri" style:font-size-asian="11pt" style:font-name-complex="Calibri"/>
    </style:style>
    <style:style style:name="MT2" style:family="text">
      <style:text-properties fo:font-size="6pt" fo:language="fr" fo:country="FR" fo:font-style="italic" fo:font-weight="bold" style:font-size-asian="6pt" style:font-style-asian="italic" style:font-weight-asian="bold"/>
    </style:style>
    <style:style style:name="MT3" style:family="text">
      <style:text-properties fo:font-size="6pt" fo:language="fr" fo:country="FR" style:font-size-asian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9cm" fo:margin-bottom="1.27cm" fo:margin-left="1.704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tab/></text:span></text:span><text:span text:style-name="Default_20_Paragraph_20_Font"><text:span text:style-name="MT2">www.vinsio.fr<text:tab/></text:span></text:span><text:span text:style-name="Default_20_Paragraph_20_Font"><text:span text:style-name="MT3">Dernière révision du document : 22/08/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subject/>
    <meta:initial-creator>word</meta:initial-creator>
    <meta:creation-date>2019-08-22T15:45:00Z</meta:creation-date>
    <dc:date>2020-09-07T15:07:19.623287816</dc:date>
    <meta:editing-cycles>43</meta:editing-cycles>
    <meta:editing-duration>PT3H50M48S</meta:editing-duration>
    <meta:document-statistic meta:table-count="0" meta:image-count="0" meta:object-count="0" meta:page-count="3" meta:paragraph-count="53" meta:word-count="561" meta:character-count="3527" meta:non-whitespace-character-count="2942"/>
    <meta:template xlink:type="simple" xlink:actuate="onRequest" xlink:title="" xlink:href="Normal"/>
  </office:meta>
</office:document-meta>
</file>